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Standard">
      <style:paragraph-properties fo:line-height="100%" style:page-number="1"/>
      <style:text-properties fo:font-size="10pt" officeooo:paragraph-rsid="00411820" style:font-size-asian="10pt" style:font-size-complex="10pt"/>
    </style:style>
    <style:style style:name="P2" style:family="paragraph" style:parent-style-name="Standard">
      <style:paragraph-properties fo:line-height="100%"/>
      <style:text-properties fo:font-size="10pt" officeooo:paragraph-rsid="00411820" fo:background-color="#ffffff" style:font-size-asian="10pt" style:font-size-complex="10pt"/>
    </style:style>
    <style:style style:name="P3" style:family="paragraph" style:parent-style-name="Standard">
      <style:paragraph-properties fo:line-height="100%"/>
      <style:text-properties fo:font-size="10pt" officeooo:rsid="0040c65a" officeooo:paragraph-rsid="00411820" fo:background-color="#ffffff" style:font-size-asian="10pt" style:font-size-complex="10pt"/>
    </style:style>
    <style:style style:name="P4" style:family="paragraph" style:parent-style-name="Standard">
      <style:paragraph-properties fo:line-height="100%"/>
      <style:text-properties fo:font-size="10pt" officeooo:rsid="00a4d4e3" officeooo:paragraph-rsid="00a62a4d" fo:background-color="#ffffff" style:font-size-asian="10pt" style:font-size-complex="10pt"/>
    </style:style>
    <style:style style:name="P5" style:family="paragraph" style:parent-style-name="Standard">
      <style:paragraph-properties fo:line-height="100%"/>
      <style:text-properties fo:font-size="10pt" officeooo:rsid="01478433" officeooo:paragraph-rsid="01478433" fo:background-color="#ffffff" style:font-size-asian="10pt" style:font-size-complex="10pt"/>
    </style:style>
    <style:style style:name="P6" style:family="paragraph" style:parent-style-name="Standard">
      <style:paragraph-properties fo:line-height="100%"/>
      <style:text-properties fo:font-size="10pt" officeooo:paragraph-rsid="00411820" style:font-size-asian="10pt" style:font-size-complex="10pt"/>
    </style:style>
    <style:style style:name="P7" style:family="paragraph" style:parent-style-name="Standard">
      <style:paragraph-properties fo:line-height="100%"/>
      <style:text-properties fo:font-size="10pt" officeooo:paragraph-rsid="01478433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paragraph-rsid="01478433" fo:background-color="#ffffff" style:font-size-asian="10pt" style:font-size-complex="10pt"/>
    </style:style>
    <style:style style:name="P9" style:family="paragraph" style:parent-style-name="Standard">
      <style:paragraph-properties fo:line-height="100%"/>
      <style:text-properties fo:font-size="10pt" officeooo:rsid="0040c65a" officeooo:paragraph-rsid="01478433" fo:background-color="#ffffff" style:font-size-asian="10pt" style:font-size-complex="10pt"/>
    </style:style>
    <style:style style:name="P10" style:family="paragraph" style:parent-style-name="Standard">
      <style:paragraph-properties fo:line-height="100%"/>
      <style:text-properties fo:font-size="10pt" officeooo:rsid="00a4d4e3" officeooo:paragraph-rsid="01478433" fo:background-color="#ffffff" style:font-size-asian="10pt" style:font-size-complex="10pt"/>
    </style:style>
    <style:style style:name="P11" style:family="paragraph" style:parent-style-name="Standard">
      <style:paragraph-properties fo:line-height="100%"/>
      <style:text-properties fo:font-size="10pt" officeooo:paragraph-rsid="0147fe31" style:font-size-asian="10pt" style:font-size-complex="10pt"/>
    </style:style>
    <style:style style:name="P12" style:family="paragraph" style:parent-style-name="Standard">
      <style:paragraph-properties fo:line-height="100%"/>
      <style:text-properties fo:font-size="10pt" officeooo:paragraph-rsid="0147fe31" fo:background-color="#ffffff" style:font-size-asian="10pt" style:font-size-complex="10pt"/>
    </style:style>
    <style:style style:name="P13" style:family="paragraph" style:parent-style-name="Standard">
      <style:paragraph-properties fo:line-height="100%"/>
      <style:text-properties fo:font-size="10pt" officeooo:rsid="0040c65a" officeooo:paragraph-rsid="0147fe31" fo:background-color="#ffffff" style:font-size-asian="10pt" style:font-size-complex="10pt"/>
    </style:style>
    <style:style style:name="P14" style:family="paragraph" style:parent-style-name="Standard">
      <style:paragraph-properties fo:line-height="100%"/>
      <style:text-properties fo:font-size="10pt" officeooo:rsid="00a4d4e3" officeooo:paragraph-rsid="0147fe31" fo:background-color="#ffffff" style:font-size-asian="10pt" style:font-size-complex="10pt"/>
    </style:style>
    <style:style style:name="P15" style:family="paragraph" style:parent-style-name="Standard">
      <style:paragraph-properties fo:line-height="100%"/>
      <style:text-properties fo:font-size="10pt" officeooo:rsid="01478433" officeooo:paragraph-rsid="0147fe31" fo:background-color="#ffffff" style:font-size-asian="10pt" style:font-size-complex="10pt"/>
    </style:style>
    <style:style style:name="P16" style:family="paragraph" style:parent-style-name="Standard">
      <style:paragraph-properties fo:line-height="100%"/>
      <style:text-properties fo:font-size="10pt" officeooo:paragraph-rsid="009fc2e1" style:font-size-asian="10pt" style:font-size-complex="10pt"/>
    </style:style>
    <style:style style:name="P17" style:family="paragraph" style:parent-style-name="Standard">
      <style:paragraph-properties fo:line-height="100%"/>
      <style:text-properties fo:font-size="10pt" officeooo:paragraph-rsid="0149965f" style:font-size-asian="10pt" style:font-size-complex="10pt"/>
    </style:style>
    <style:style style:name="P18" style:family="paragraph" style:parent-style-name="Standard">
      <style:paragraph-properties fo:line-height="100%"/>
      <style:text-properties fo:font-size="10pt" officeooo:paragraph-rsid="0149965f" fo:background-color="#ffffff" style:font-size-asian="10pt" style:font-size-complex="10pt"/>
    </style:style>
    <style:style style:name="P19" style:family="paragraph" style:parent-style-name="Standard">
      <style:paragraph-properties fo:line-height="100%"/>
      <style:text-properties fo:font-size="10pt" officeooo:rsid="0040c65a" officeooo:paragraph-rsid="0149965f" fo:background-color="#ffffff" style:font-size-asian="10pt" style:font-size-complex="10pt"/>
    </style:style>
    <style:style style:name="P20" style:family="paragraph" style:parent-style-name="Standard">
      <style:paragraph-properties fo:line-height="100%"/>
      <style:text-properties fo:font-size="10pt" officeooo:rsid="00a4d4e3" officeooo:paragraph-rsid="0149965f" fo:background-color="#ffffff" style:font-size-asian="10pt" style:font-size-complex="10pt"/>
    </style:style>
    <style:style style:name="P21" style:family="paragraph" style:parent-style-name="Standard">
      <style:paragraph-properties fo:line-height="100%"/>
      <style:text-properties fo:font-size="10pt" officeooo:rsid="01478433" officeooo:paragraph-rsid="0149965f" fo:background-color="#ffffff" style:font-size-asian="10pt" style:font-size-complex="10pt"/>
    </style:style>
    <style:style style:name="P22" style:family="paragraph" style:parent-style-name="Standard" style:list-style-name="WWNum11">
      <style:paragraph-properties fo:margin-left="0in" fo:margin-right="0in" fo:line-height="100%" fo:text-indent="0in" style:auto-text-indent="false"/>
      <style:text-properties fo:font-size="10pt" officeooo:paragraph-rsid="00b2c4e5" style:font-size-asian="10pt" style:font-size-complex="10pt"/>
    </style:style>
    <style:style style:name="P23" style:family="paragraph" style:parent-style-name="Standard">
      <style:paragraph-properties fo:line-height="100%"/>
      <style:text-properties fo:font-size="10pt" officeooo:paragraph-rsid="014aaf66" style:font-size-asian="10pt" style:font-size-complex="10pt"/>
    </style:style>
    <style:style style:name="P24" style:family="paragraph" style:parent-style-name="Standard">
      <style:paragraph-properties fo:line-height="100%"/>
      <style:text-properties fo:font-size="10pt" officeooo:paragraph-rsid="014aaf66" fo:background-color="#ffffff" style:font-size-asian="10pt" style:font-size-complex="10pt"/>
    </style:style>
    <style:style style:name="P25" style:family="paragraph" style:parent-style-name="Standard">
      <style:paragraph-properties fo:line-height="100%"/>
      <style:text-properties fo:font-size="10pt" officeooo:rsid="0040c65a" officeooo:paragraph-rsid="014aaf66" fo:background-color="#ffffff" style:font-size-asian="10pt" style:font-size-complex="10pt"/>
    </style:style>
    <style:style style:name="P26" style:family="paragraph" style:parent-style-name="Standard">
      <style:paragraph-properties fo:line-height="100%"/>
      <style:text-properties fo:font-size="10pt" officeooo:rsid="00a4d4e3" officeooo:paragraph-rsid="014aaf66" fo:background-color="#ffffff" style:font-size-asian="10pt" style:font-size-complex="10pt"/>
    </style:style>
    <style:style style:name="P27" style:family="paragraph" style:parent-style-name="Standard">
      <style:paragraph-properties fo:line-height="100%"/>
      <style:text-properties fo:font-size="10pt" officeooo:rsid="01478433" officeooo:paragraph-rsid="014aaf66" fo:background-color="#ffffff" style:font-size-asian="10pt" style:font-size-complex="10pt"/>
    </style:style>
    <style:style style:name="P28" style:family="paragraph" style:parent-style-name="Standard" style:list-style-name="WWNum11">
      <style:paragraph-properties fo:margin-left="0in" fo:margin-right="0in" fo:line-height="100%" fo:text-indent="0in" style:auto-text-indent="false"/>
      <style:text-properties fo:font-size="10pt" officeooo:paragraph-rsid="014aaf66" style:font-size-asian="10pt" style:font-size-complex="10pt"/>
    </style:style>
    <style:style style:name="P29" style:family="paragraph" style:parent-style-name="Standard">
      <style:paragraph-properties fo:line-height="100%"/>
      <style:text-properties fo:font-size="10pt" officeooo:paragraph-rsid="014e2c9f" style:font-size-asian="10pt" style:font-size-complex="10pt"/>
    </style:style>
    <style:style style:name="P30" style:family="paragraph" style:parent-style-name="Standard">
      <style:paragraph-properties fo:line-height="100%"/>
      <style:text-properties fo:font-size="10pt" officeooo:paragraph-rsid="014fc61f" style:font-size-asian="10pt" style:font-size-complex="10pt"/>
    </style:style>
    <style:style style:name="P31" style:family="paragraph" style:parent-style-name="Standard">
      <style:paragraph-properties fo:line-height="100%"/>
      <style:text-properties fo:font-size="10pt" officeooo:rsid="014fc61f" officeooo:paragraph-rsid="014fc61f" fo:background-color="#ffffff" style:font-size-asian="10pt" style:font-size-complex="10pt"/>
    </style:style>
    <style:style style:name="P32" style:family="paragraph" style:parent-style-name="Standard">
      <style:paragraph-properties fo:line-height="100%"/>
      <style:text-properties fo:font-size="10pt" officeooo:rsid="0040c65a" officeooo:paragraph-rsid="014fc61f" fo:background-color="#ffffff" style:font-size-asian="10pt" style:font-size-complex="10pt"/>
    </style:style>
    <style:style style:name="P33" style:family="paragraph" style:parent-style-name="Standard">
      <style:paragraph-properties fo:line-height="100%"/>
      <style:text-properties fo:font-size="10pt" officeooo:rsid="00a4d4e3" officeooo:paragraph-rsid="014fc61f" fo:background-color="#ffffff" style:font-size-asian="10pt" style:font-size-complex="10pt"/>
    </style:style>
    <style:style style:name="P34" style:family="paragraph" style:parent-style-name="Standard">
      <style:paragraph-properties fo:line-height="100%"/>
      <style:text-properties fo:font-size="10pt" officeooo:rsid="01478433" officeooo:paragraph-rsid="014fc61f" fo:background-color="#ffffff" style:font-size-asian="10pt" style:font-size-complex="10pt"/>
    </style:style>
    <style:style style:name="P35" style:family="paragraph" style:parent-style-name="Standard" style:list-style-name="WWNum11">
      <style:paragraph-properties fo:margin-left="0in" fo:margin-right="0in" fo:line-height="100%" fo:text-indent="0in" style:auto-text-indent="false"/>
      <style:text-properties fo:font-size="10pt" officeooo:paragraph-rsid="014fc61f" style:font-size-asian="10pt" style:font-size-complex="10pt"/>
    </style:style>
    <style:style style:name="P36" style:family="paragraph" style:parent-style-name="Standard">
      <style:paragraph-properties fo:line-height="100%"/>
      <style:text-properties fo:font-size="10pt" officeooo:paragraph-rsid="015820df" style:font-size-asian="10pt" style:font-size-complex="10pt"/>
    </style:style>
    <style:style style:name="P37" style:family="paragraph" style:parent-style-name="Standard">
      <style:paragraph-properties fo:line-height="100%"/>
      <style:text-properties fo:font-size="10pt" officeooo:rsid="014fc61f" officeooo:paragraph-rsid="015820df" fo:background-color="#ffffff" style:font-size-asian="10pt" style:font-size-complex="10pt"/>
    </style:style>
    <style:style style:name="P38" style:family="paragraph" style:parent-style-name="Standard">
      <style:paragraph-properties fo:line-height="100%"/>
      <style:text-properties fo:font-size="10pt" officeooo:rsid="0040c65a" officeooo:paragraph-rsid="016198a4" fo:background-color="#ffffff" style:font-size-asian="10pt" style:font-size-complex="10pt"/>
    </style:style>
    <style:style style:name="P39" style:family="paragraph" style:parent-style-name="Standard">
      <style:paragraph-properties fo:line-height="100%"/>
      <style:text-properties fo:font-size="10pt" officeooo:rsid="00a4d4e3" officeooo:paragraph-rsid="015820df" fo:background-color="#ffffff" style:font-size-asian="10pt" style:font-size-complex="10pt"/>
    </style:style>
    <style:style style:name="P40" style:family="paragraph" style:parent-style-name="Standard">
      <style:paragraph-properties fo:line-height="100%"/>
      <style:text-properties fo:font-size="10pt" officeooo:rsid="01478433" officeooo:paragraph-rsid="015820df" fo:background-color="#ffffff" style:font-size-asian="10pt" style:font-size-complex="10pt"/>
    </style:style>
    <style:style style:name="P41" style:family="paragraph" style:parent-style-name="Standard" style:list-style-name="WWNum11">
      <style:paragraph-properties fo:margin-left="0in" fo:margin-right="0in" fo:line-height="100%" fo:text-indent="0in" style:auto-text-indent="false"/>
      <style:text-properties fo:font-size="10pt" officeooo:paragraph-rsid="015820df" style:font-size-asian="10pt" style:font-size-complex="10pt"/>
    </style:style>
    <style:style style:name="P42" style:family="paragraph" style:parent-style-name="Standard">
      <style:paragraph-properties fo:line-height="100%"/>
      <style:text-properties fo:font-size="10pt" officeooo:paragraph-rsid="015904ae" style:font-size-asian="10pt" style:font-size-complex="10pt"/>
    </style:style>
    <style:style style:name="P43" style:family="paragraph" style:parent-style-name="Standard">
      <style:paragraph-properties fo:line-height="100%"/>
      <style:text-properties fo:font-size="10pt" officeooo:rsid="014fc61f" officeooo:paragraph-rsid="015904ae" fo:background-color="#ffffff" style:font-size-asian="10pt" style:font-size-complex="10pt"/>
    </style:style>
    <style:style style:name="P44" style:family="paragraph" style:parent-style-name="Standard">
      <style:paragraph-properties fo:line-height="100%"/>
      <style:text-properties fo:font-size="10pt" officeooo:rsid="0040c65a" officeooo:paragraph-rsid="015904ae" fo:background-color="#ffffff" style:font-size-asian="10pt" style:font-size-complex="10pt"/>
    </style:style>
    <style:style style:name="P45" style:family="paragraph" style:parent-style-name="Standard">
      <style:paragraph-properties fo:line-height="100%"/>
      <style:text-properties fo:font-size="10pt" officeooo:rsid="00a4d4e3" officeooo:paragraph-rsid="015904ae" fo:background-color="#ffffff" style:font-size-asian="10pt" style:font-size-complex="10pt"/>
    </style:style>
    <style:style style:name="P46" style:family="paragraph" style:parent-style-name="Standard">
      <style:paragraph-properties fo:line-height="100%"/>
      <style:text-properties fo:font-size="10pt" officeooo:rsid="01478433" officeooo:paragraph-rsid="015904ae" fo:background-color="#ffffff" style:font-size-asian="10pt" style:font-size-complex="10pt"/>
    </style:style>
    <style:style style:name="P47" style:family="paragraph" style:parent-style-name="Standard" style:list-style-name="WWNum11">
      <style:paragraph-properties fo:margin-left="0in" fo:margin-right="0in" fo:line-height="100%" fo:text-indent="0in" style:auto-text-indent="false"/>
      <style:text-properties fo:font-size="10pt" officeooo:paragraph-rsid="015904ae" style:font-size-asian="10pt" style:font-size-complex="10pt"/>
    </style:style>
    <style:style style:name="T1" style:family="text">
      <style:text-properties fo:background-color="#ffffff" loext:char-shading-value="0"/>
    </style:style>
    <style:style style:name="T2" style:family="text">
      <style:text-properties officeooo:rsid="0040c65a" fo:background-color="#ffffff" loext:char-shading-value="0"/>
    </style:style>
    <style:style style:name="T3" style:family="text">
      <style:text-properties officeooo:rsid="01478433" fo:background-color="#ffffff" loext:char-shading-value="0"/>
    </style:style>
    <style:style style:name="T4" style:family="text">
      <style:text-properties officeooo:rsid="0084028c"/>
    </style:style>
    <style:style style:name="T5" style:family="text">
      <style:text-properties officeooo:rsid="01478301"/>
    </style:style>
    <style:style style:name="T6" style:family="text">
      <style:text-properties officeooo:rsid="01478433"/>
    </style:style>
    <style:style style:name="T7" style:family="text">
      <style:text-properties officeooo:rsid="0148e291"/>
    </style:style>
    <style:style style:name="T8" style:family="text">
      <style:text-properties officeooo:rsid="0149965f"/>
    </style:style>
    <style:style style:name="T9" style:family="text">
      <style:text-properties officeooo:rsid="014aaf66"/>
    </style:style>
    <style:style style:name="T10" style:family="text">
      <style:text-properties officeooo:rsid="014c6dbe"/>
    </style:style>
    <style:style style:name="T11" style:family="text">
      <style:text-properties officeooo:rsid="015820df" fo:background-color="#ffffff" loext:char-shading-value="0"/>
    </style:style>
    <style:style style:name="T12" style:family="text">
      <style:text-properties officeooo:rsid="01640236"/>
    </style:style>
    <style:style style:name="T13" style:family="text">
      <style:text-properties officeooo:rsid="016198a4"/>
    </style:style>
    <style:style style:name="T14" style:family="text">
      <style:text-properties officeooo:rsid="015904ae"/>
    </style:style>
    <style:style style:name="T15" style:family="text">
      <style:text-properties officeooo:rsid="01630bf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QUESTION</text:span><text:span text:style-name="T2">=fillblanks</text:span><text:span text:style-name="T1">, </text:span><text:span text:style-name="T2">BLANKS=</text:span><text:span text:style-name="T1">1, </text:span><text:span text:style-name="T2">CATEGORY=</text:span><text:span text:style-name="T3">network interfaces</text:span></text:p>
      <text:p text:style-name="P2">Which flag of the ip command restricts the output to only IPv4 addresses?</text:p>
      <text:p text:style-name="P3">BLANK=<text:span text:style-name="T4">TeXt</text:span>, MARKS=<text:span text:style-name="T5">1</text:span>, ANSWER= ‘-<text:span text:style-name="T5">4</text:span>’</text:p>
      <text:p text:style-name="P4">ANSDESC = </text:p>
      <text:p text:style-name="P5">see the manual for the ip command</text:p>
      <text:p text:style-name="P6">================================================================================</text:p>
      <text:p text:style-name="P7"><text:span text:style-name="T3"/></text:p>
      <text:p text:style-name="P7"><text:span text:style-name="T3">Q</text:span><text:span text:style-name="T1">UESTION</text:span><text:span text:style-name="T2">=fillblanks</text:span><text:span text:style-name="T1">, </text:span><text:span text:style-name="T2">BLANKS=</text:span><text:span text:style-name="T1">1, </text:span><text:span text:style-name="T2">CATEGORY=</text:span><text:span text:style-name="T3">network interfaces</text:span></text:p>
      <text:p text:style-name="P8">Which flag of the ip command restricts the output to only IPv<text:span text:style-name="T6">6</text:span> addresses?</text:p>
      <text:p text:style-name="P9">BLANK=<text:span text:style-name="T4">TeXt</text:span>, MARKS=<text:span text:style-name="T5">1</text:span>, ANSWER= ‘-<text:span text:style-name="T6">6</text:span>’</text:p>
      <text:p text:style-name="P10">ANSDESC = </text:p>
      <text:p text:style-name="P5">see the manual for the ip command</text:p>
      <text:p text:style-name="P6"/>
      <text:p text:style-name="P6">================================================================================</text:p>
      <text:p text:style-name="P6"/>
      <text:p text:style-name="P11"><text:span text:style-name="T3">Q</text:span><text:span text:style-name="T1">UESTION</text:span><text:span text:style-name="T2">=fillblanks</text:span><text:span text:style-name="T1">, </text:span><text:span text:style-name="T2">BLANKS=</text:span><text:span text:style-name="T1">1, </text:span><text:span text:style-name="T2">CATEGORY=</text:span><text:span text:style-name="T3">network interfaces</text:span></text:p>
      <text:p text:style-name="P12">Which ip option is used to view multicast addresses?</text:p>
      <text:p text:style-name="P13">BLANK=<text:span text:style-name="T4">TeXt</text:span>, MARKS=<text:span text:style-name="T5">1</text:span>, ANSWER= ‘<text:span text:style-name="T7">maddr</text:span>’</text:p>
      <text:p text:style-name="P14">ANSDESC = </text:p>
      <text:p text:style-name="P15">see the manual for the ip command</text:p>
      <text:p text:style-name="P6"/>
      <text:p text:style-name="P16">================================================================================</text:p>
      <text:p text:style-name="P16"/>
      <text:p text:style-name="P17"><text:span text:style-name="T3">Q</text:span><text:span text:style-name="T1">UESTION</text:span><text:span text:style-name="T2">=fillblanks</text:span><text:span text:style-name="T1">, </text:span><text:span text:style-name="T2">BLANKS=</text:span><text:span text:style-name="T1">1, </text:span><text:span text:style-name="T2">CATEGORY=</text:span><text:span text:style-name="T3">network interfaces</text:span></text:p>
      <text:p text:style-name="P18">Count all the <text:span text:style-name="T8">network </text:span>interfaces <text:span text:style-name="T8">in your docker container </text:span>?</text:p>
      <text:p text:style-name="P19">BLANK=<text:span text:style-name="T4">TeXt</text:span>, MARKS=<text:span text:style-name="T5">1</text:span>, ANSWER= ‘<text:span text:style-name="T8">2</text:span>’</text:p>
      <text:p text:style-name="P20">ANSDESC = </text:p>
      <text:p text:style-name="P21">see the manual for the ip command</text:p>
      <text:list text:style-name="WWNum11">
        <text:list-header>
          <text:p text:style-name="P22"/>
          <text:p text:style-name="P22">===============================================================================</text:p>
        </text:list-header>
      </text:list>
      <text:p text:style-name="P23"/>
      <text:p text:style-name="P23"><text:span text:style-name="T3">Q</text:span><text:span text:style-name="T1">UESTION</text:span><text:span text:style-name="T2">=fillblanks</text:span><text:span text:style-name="T1">, </text:span><text:span text:style-name="T2">BLANKS=</text:span><text:span text:style-name="T1">1, </text:span><text:span text:style-name="T2">CATEGORY=</text:span><text:span text:style-name="T3">network interfaces</text:span></text:p>
      <text:p text:style-name="P24">Inside the Docker container, determine the <text:span text:style-name="T9">Ipv4 address of the default gateway. </text:span>Write <text:span text:style-name="T9">only the IP address </text:span>(e.g., <text:span text:style-name="Source_20_Text">192.168.1.1</text:span>) in the answer blank.</text:p>
      <text:p text:style-name="P25">BLANK=<text:span text:style-name="T4">TeXt</text:span>, MARKS=<text:span text:style-name="T5">1</text:span>, ANSWER= ‘<text:span text:style-name="T10">172.17.0.1</text:span>’</text:p>
      <text:p text:style-name="P26">ANSDESC = </text:p>
      <text:p text:style-name="P27">see the manual for the ip command</text:p>
      <text:list text:continue-numbering="true" text:style-name="WWNum11">
        <text:list-header>
          <text:p text:style-name="P28"/>
          <text:p text:style-name="P28">===============================================================================</text:p>
        </text:list-header>
      </text:list>
      <text:p text:style-name="P29"><text:span text:style-name="T3"/></text:p>
      <text:p text:style-name="P30"><text:span text:style-name="T3">Q</text:span><text:span text:style-name="T1">UESTION</text:span><text:span text:style-name="T2">=fillblanks</text:span><text:span text:style-name="T1">, </text:span><text:span text:style-name="T2">BLANKS=</text:span><text:span text:style-name="T1">1, </text:span><text:span text:style-name="T2">CATEGORY=</text:span><text:span text:style-name="T3">network interfaces</text:span></text:p>
      <text:p text:style-name="P31">Write the IPv4 address assigned to the container ? </text:p>
      <text:p text:style-name="P32">BLANK=<text:span text:style-name="T4">TeXt</text:span>, MARKS=<text:span text:style-name="T5">1</text:span>, ANSWER= ‘172.17.0.3’</text:p>
      <text:p text:style-name="P33">ANSDESC = </text:p>
      <text:p text:style-name="P34">see the manual for the ip command</text:p>
      <text:list text:continue-numbering="true" text:style-name="WWNum11">
        <text:list-header>
          <text:p text:style-name="P35"/>
          <text:p text:style-name="P35">===============================================================================</text:p>
        </text:list-header>
      </text:list>
      <text:p text:style-name="P36"><text:span text:style-name="T3"/></text:p>
      <text:p text:style-name="P36"><text:span text:style-name="T3">Q</text:span><text:span text:style-name="T1">UESTION</text:span><text:span text:style-name="T2">=fillblanks</text:span><text:span text:style-name="T1">, </text:span><text:span text:style-name="T2">BLANKS=</text:span><text:span text:style-name="T1">1, </text:span><text:span text:style-name="T2">CATEGORY=</text:span><text:span text:style-name="T11">wget</text:span></text:p>
      <text:p text:style-name="P37">Which <text:span text:style-name="T12">wget</text:span> flag allows you to specify the directory where the downloaded file will be saved?</text:p>
      <text:p text:style-name="P38">BLANK=<text:span text:style-name="T4">TeXt</text:span>, MARKS=<text:span text:style-name="T5">1</text:span>, ANSWER= ‘-<text:span text:style-name="T13">P</text:span>’</text:p>
      <text:p text:style-name="P39">ANSDESC = </text:p>
      <text:p text:style-name="P40">see the manual for the <text:span text:style-name="T13">wget</text:span> command</text:p>
      <text:list text:continue-numbering="true" text:style-name="WWNum11">
        <text:list-header>
          <text:p text:style-name="P41"/>
          <text:p text:style-name="P41">===============================================================================</text:p>
        </text:list-header>
      </text:list>
      <text:p text:style-name="P42"><text:span text:style-name="T3"/></text:p>
      <text:p text:style-name="P42"><text:soft-page-break/><text:span text:style-name="T3">Q</text:span><text:span text:style-name="T1">UESTION</text:span><text:span text:style-name="T2">=fillblanks</text:span><text:span text:style-name="T1">, </text:span><text:span text:style-name="T2">BLANKS=</text:span><text:span text:style-name="T1">1, </text:span><text:span text:style-name="T2">CATEGORY=</text:span><text:span text:style-name="T3">network interfaces</text:span></text:p>
      <text:p text:style-name="P43">Which <text:span text:style-name="T12">wget </text:span>flag can be used to limit the download speed? </text:p>
      <text:p text:style-name="P44">BLANK=<text:span text:style-name="T4">TeXt</text:span>, MARKS=<text:span text:style-name="T5">1</text:span>, ANSWER= ‘--<text:span text:style-name="T14">limit-rate</text:span>’</text:p>
      <text:p text:style-name="P45">ANSDESC = </text:p>
      <text:p text:style-name="P46">see the manual for the <text:span text:style-name="T15">wget</text:span> command</text:p>
      <text:list text:continue-numbering="true" text:style-name="WWNum11">
        <text:list-header>
          <text:p text:style-name="P47"/>
          <text:p text:style-name="P47">===============================================================================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fo:font-size="10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0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0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0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font-size="10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font-size="10pt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font-size="10pt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font-size="10pt"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fo:font-size="10pt"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fo:font-size="10pt"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fo:font-size="10pt"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fo:font-size="10pt"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.0791in" fo:margin-right="0.0791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7.2$Linux_X86_64 LibreOffice_project/480$Build-2</meta:generator>
    <dc:date>2025-08-22T00:35:52.837526178</dc:date>
    <meta:editing-duration>P2DT13M30S</meta:editing-duration>
    <meta:editing-cycles>118</meta:editing-cycles>
    <meta:document-statistic meta:table-count="0" meta:image-count="0" meta:object-count="0" meta:page-count="2" meta:paragraph-count="53" meta:word-count="258" meta:character-count="2338" meta:non-whitespace-character-count="2129"/>
  </office:meta>
</office:document-meta>
</file>